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360000004A30263C5DB1AE7E44.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er">
      <style:text-properties fo:font-style="italic" officeooo:rsid="006670ad" officeooo:paragraph-rsid="006670ad" style:font-style-asian="italic" style:font-style-complex="italic"/>
    </style:style>
    <style:style style:name="P2" style:family="paragraph" style:parent-style-name="Footer">
      <style:paragraph-properties fo:text-align="end" style:justify-single-word="false"/>
    </style:style>
    <style:style style:name="P3" style:family="paragraph" style:parent-style-name="Text_20_body">
      <style:paragraph-properties fo:padding="0.049cm" fo:border="0.06pt solid #d9d9e3"/>
    </style:style>
    <style:style style:name="P4" style:family="paragraph" style:parent-style-name="Header">
      <style:text-properties fo:font-style="italic" officeooo:rsid="0013b35d" officeooo:paragraph-rsid="001867df" style:font-style-asian="italic" style:font-style-complex="italic"/>
    </style:style>
    <style:style style:name="P5" style:family="paragraph" style:parent-style-name="Text_20_body">
      <style:paragraph-properties fo:padding="0.049cm" fo:border="0.06pt solid #d9d9e3"/>
    </style:style>
    <style:style style:name="T1" style:family="text">
      <style:text-properties officeooo:rsid="007b3e03"/>
    </style:style>
    <style:style style:name="T2" style:family="text">
      <style:text-properties loext:padding="0.049cm" loext:border="0.06pt solid #d9d9e3"/>
    </style:style>
    <style:style style:name="T3" style:family="text">
      <style:text-properties officeooo:rsid="0085681b"/>
    </style:style>
    <style:style style:name="T4" style:family="text">
      <style:text-properties officeooo:rsid="008e150d"/>
    </style:style>
    <style:style style:name="T5" style:family="text">
      <style:text-properties officeooo:rsid="00a21e31"/>
    </style:style>
    <style:style style:name="T6" style:family="text">
      <style:text-properties officeooo:rsid="00aa3872"/>
    </style:style>
    <style:style style:name="T7" style:family="text">
      <style:text-properties officeooo:rsid="00aee3f2"/>
    </style:style>
    <style:style style:name="T8" style:family="text">
      <style:text-properties officeooo:rsid="00b35f1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egunta 1: ¿Qué es el filtrado de paquetes (Packet Filtering)?</text:p>
      <text:p text:style-name="P3">Respuesta 1: El filtrado de paquetes es una técnica utilizada para controlar y permitir o denegar el flujo de paquetes de red en un sistema o red, basándose en reglas predefinidas.</text:p>
      <text:p text:style-name="P3"/>
      <text:p text:style-name="P3">Pregunta 2: ¿Qué es iptables y cuál es su función en el filtrado de paquetes?</text:p>
      <text:p text:style-name="P3">Respuesta 2: iptables es una herramienta de filtrado de paquetes en sistemas Linux. Permite configurar reglas de filtrado para controlar el tráfico de red entrante y saliente en un sistema.</text:p>
      <text:p text:style-name="P3"/>
      <text:p text:style-name="P3">Pregunta 3: ¿Cuál es la diferencia entre iptables e ip6tables?</text:p>
      <text:p text:style-name="P3">Respuesta 3: iptables se utiliza para el filtrado de paquetes IPv4, mientras que ip6tables se utiliza para el filtrado de paquetes IPv6.</text:p>
      <text:p text:style-name="P3"/>
      <text:p text:style-name="P3">Pregunta 4: ¿Cuál es la utilidad de iptables-save y cómo se utiliza?</text:p>
      <text:p text:style-name="P3">Respuesta 4: iptables-save es una herramienta que guarda las reglas de iptables en un archivo. Se utiliza para guardar la configuración actual de iptables en un archivo de texto, que luego puede ser restaurado con iptables-restore.</text:p>
      <text:p text:style-name="P3"/>
      <text:p text:style-name="P3">Pregunta 5: ¿Cómo se restauran las reglas guardadas con iptables-restore?</text:p>
      <text:p text:style-name="P3">Respuesta 5: Las reglas guardadas con iptables-save se pueden restaurar utilizando el comando iptables-restore seguido del nombre del archivo que contiene las reglas guardadas.</text:p>
      <text:p text:style-name="P3"/>
      <text:p text:style-name="P3">Pregunta 6: ¿Cuál es la función de ip6tables-save y cómo se utiliza?</text:p>
      <text:p text:style-name="P3">Respuesta 6: ip6tables-save es similar a iptables-save, pero se utiliza para guardar las reglas de ip6tables en un archivo. Guarda la configuración actual de ip6tables en un archivo de texto.</text:p>
      <text:p text:style-name="P3"/>
      <text:p text:style-name="P3">Pregunta 7: ¿Cómo se restauran las reglas guardadas con ip6tables-restore?</text:p>
      <text:p text:style-name="P3">Respuesta 7: Las reglas guardadas con ip6tables-save se pueden restaurar utilizando el comando ip6tables-restore seguido del nombre del archivo que contiene las reglas guardadas.</text:p>
      <text:p text:style-name="P3"/>
      <text:p text:style-name="P3">Pregunta 8: ¿Qué es ipset y cuál es su función en el filtrado de paquetes?</text:p>
      <text:p text:style-name="P3"><text:soft-page-break/>Respuesta 8: ipset es una herramienta que permite crear y gestionar conjuntos de direcciones IP, puertos y otros objetos, que luego pueden ser utilizados en las reglas de iptables o ip6tables para el filtrado de paquetes.</text:p>
      <text:p text:style-name="P3"/>
      <text:p text:style-name="P3">Pregunta 9: ¿Cuál es la diferencia entre una tabla y una cadena en iptables?</text:p>
      <text:p text:style-name="P3">Respuesta 9: En iptables, una tabla es un conjunto de cadenas relacionadas que se utilizan para almacenar y organizar las reglas de filtrado. Las cadenas son listas de reglas que se aplican a los paquetes de red.</text:p>
      <text:p text:style-name="P3"/>
      <text:p text:style-name="P3">Pregunta 10: ¿Cuáles son las cuatro tablas principales en iptables y cuál es su propósito?</text:p>
      <text:p text:style-name="P3">Respuesta 10: Las cuatro tablas principales en iptables son: filter, nat, mangle y raw. La tabla filter se utiliza para el filtrado básico, la tabla nat se utiliza para el enmascaramiento y redirección de direcciones, la tabla mangle se utiliza para la manipulación de paquetes y la tabla raw se utiliza para la configuración de conexiones especiales.</text:p>
      <text:p text:style-name="P3"/>
      <text:p text:style-name="P3">Pregunta 11: ¿Cómo se crean nuevas reglas en iptables?</text:p>
      <text:p text:style-name="P3">Respuesta 11: Las nuevas reglas se pueden crear utilizando el comando iptables seguido de las opciones y argumentos necesarios para especificar las condiciones y acciones de la regla.</text:p>
      <text:p text:style-name="P3"/>
      <text:p text:style-name="P3">Pregunta 12: ¿Cuál es la sintaxis básica para agregar una nueva regla en iptables?</text:p>
      <text:p text:style-name="P3">Respuesta 12: La sintaxis básica para agregar una nueva regla en iptables es la siguiente:</text:p>
      <text:p text:style-name="P3"/>
      <text:p text:style-name="P3">Copy</text:p>
      <text:p text:style-name="P3">iptables -A &lt;cadena&gt; &lt;opciones&gt;</text:p>
      <text:p text:style-name="P3">Donde &lt;cadena&gt; es el nombre de la cadena a la que se agregará la regla y &lt;opciones&gt; son las opciones y argumentos para definir las condiciones y acciones de la regla.</text:p>
      <text:p text:style-name="P3"/>
      <text:p text:style-name="P3">Pregunta 13: ¿Cómo se borran reglas en iptables?</text:p>
      <text:p text:style-name="P3">Respuesta 13: Las reglas se pueden borrar utilizando el comando iptables seguido de las opciones y argumentos necesarios para especificar la regla que se desea eliminar.</text:p>
      <text:p text:style-name="P3"/>
      <text:p text:style-name="P3">Pregunta 14: ¿Cuáles la diferencia entre -A, -I y -D en iptables?</text:p>
      <text:p text:style-name="P3"><text:soft-page-break/>Respuesta 14: En iptables, -A se utiliza para agregar una nueva regla al final de una cadena, -I se utiliza para insertar una nueva regla en una posición específica dentro de una cadena, y -D se utiliza para eliminar una regla de una cadena.</text:p>
      <text:p text:style-name="P3"/>
      <text:p text:style-name="P3">Pregunta 15: ¿Cómo se muestra la configuración actual de iptables?</text:p>
      <text:p text:style-name="P3">Respuesta 15: La configuración actual de iptables se puede mostrar utilizando el comando iptables con la opción -L (o --list). Por ejemplo: iptables -L.</text:p>
      <text:p text:style-name="P3"/>
      <text:p text:style-name="P3">Pregunta 16: ¿Cómo se muestra la configuración actual de ip6tables?</text:p>
      <text:p text:style-name="P3">Respuesta 16: La configuración actual de ip6tables se puede mostrar utilizando el comando ip6tables con la opción -L (o --list). Por ejemplo: ip6tables -L.</text:p>
      <text:p text:style-name="P3"/>
      <text:p text:style-name="P3">Pregunta 17: ¿Cuál es la diferencia entre DROP y REJECT en iptables?</text:p>
      <text:p text:style-name="P3">Respuesta 17: DROP y REJECT son dos acciones diferentes que se pueden utilizar en las reglas de iptables. DROP descarta silenciosamente los paquetes sin enviar ninguna respuesta, mientras que REJECT descarta los paquetes y envía una respuesta de error al remitente.</text:p>
      <text:p text:style-name="P3"/>
      <text:p text:style-name="P3">Pregunta 18: ¿Cuál es la diferencia entre INPUT, OUTPUT y FORWARD en iptables?</text:p>
      <text:p text:style-name="P3">Respuesta 18: En iptables, INPUT se refiere al tráfico que llega al sistema, OUTPUT se refiere al tráfico generado por el sistema y FORWARD se refiere al tráfico que se enruta a través del sistema.</text:p>
      <text:p text:style-name="P3"/>
      <text:p text:style-name="P3">Pregunta 19: ¿Cómo se permite el tráfico en un puerto específico utilizando iptables?</text:p>
      <text:p text:style-name="P3">Respuesta 19: Para permitir el tráfico en un puerto específico, se puede agregar una regla en la cadena INPUT (o OUTPUT) que permita los paquetes con destino (o origen) en el puerto deseado. Por ejemplo: iptables -A INPUT -p tcp --dport 80 -j ACCEPT permitirá el tráfico TCP entrante en el puerto 80.</text:p>
      <text:p text:style-name="P3"/>
      <text:p text:style-name="P3">Pregunta 20: ¿Cómo se utiliza ipset para crear un conjunto de direcciones IP permitidas?</text:p>
      <text:p text:style-name="P3">Respuesta 20: Para crear un conjunto de direcciones IP permitidas utilizando ipset, se puede utilizar el comando ipset create &lt;nombre&gt; &lt;tipo&gt;. Por ejemplo: ipset create allowed_ips hash:ip creará un conjunto llamado "allowed_ips" que almacenará direcciones IP permitida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06670ad" officeooo:paragraph-rsid="006670ad" style:font-style-asian="italic" style:font-style-complex="italic"/>
    </style:style>
    <style:style style:name="MP2" style:family="paragraph" style:parent-style-name="Header">
      <style:text-properties fo:font-style="italic" officeooo:rsid="0013b35d" officeooo:paragraph-rsid="001867df" style:font-style-asian="italic" style:font-style-complex="italic"/>
    </style:style>
    <style:style style:name="MP3" style:family="paragraph" style:parent-style-name="Footer">
      <style:paragraph-properties fo:text-align="end" style:justify-single-word="false"/>
    </style:style>
    <style:style style:name="MT1" style:family="text">
      <style:text-properties officeooo:rsid="00b35f1e"/>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2" text:anchor-type="char" svg:x="11.88cm" svg:y="-0.66cm" svg:width="5.054cm" svg:height="1.207cm" draw:z-index="2"><draw:image xlink:href="Pictures/10000001000001360000004A30263C5DB1AE7E44.png" xlink:type="simple" xlink:show="embed" xlink:actuate="onLoad" draw:mime-type="image/png"/></draw:frame><text:span text:style-name="MT1">Seguridad de red</text:span> </text:p>
        <text:p text:style-name="MP2">Packet Filtering <text:s text:c="6"/></text:p>
      </style:header>
      <style:footer>
        <text:p text:style-name="MP3"><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0:04:41.848317391</meta:creation-date>
    <dc:date>2023-09-06T18:13:12.028042605</dc:date>
    <meta:editing-duration>PT11H1M19S</meta:editing-duration>
    <meta:editing-cycles>160</meta:editing-cycles>
    <meta:generator>LibreOffice/7.4.1.2$Linux_X86_64 LibreOffice_project/3c58a8f3a960df8bc8fd77b461821e42c061c5f0</meta:generator>
    <meta:document-statistic meta:table-count="0" meta:image-count="1" meta:object-count="0" meta:page-count="3" meta:paragraph-count="46" meta:word-count="937" meta:character-count="5756" meta:non-whitespace-character-count="4860"/>
  </office:meta>
</office:document-meta>
</file>